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B5200001F16644CF7A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arial" svg:font-family="arial, helvetica, sans-serif"/>
    <style:font-face style:name="LiberationSerif" svg:font-family="LiberationSerif" style:font-family-generic="roman"/>
    <style:font-face style:name="TimesNewRomanPSMT" svg:font-family="TimesNewRomanPSMT" style:font-family-generic="roman"/>
    <style:font-face style:name="LiberationSans" svg:font-family="LiberationSans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7" style:family="table">
      <style:table-properties style:width="16.992cm" fo:margin-left="0.028cm" fo:margin-right="-0.019cm" table:align="margins"/>
    </style:style>
    <style:style style:name="Tabla17.A" style:family="table-column">
      <style:table-column-properties style:column-width="15.402cm" style:rel-column-width="59405*"/>
    </style:style>
    <style:style style:name="Tabla17.B" style:family="table-column">
      <style:table-column-properties style:column-width="1.589cm" style:rel-column-width="6130*"/>
    </style:style>
    <style:style style:name="Tabla17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4pt" fo:font-weight="bold" style:font-name-asian="LiberationSans" style:font-size-asian="14pt" style:font-weight-asian="bold" style:font-name-complex="LiberationSans" style:font-size-complex="14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4pt" fo:font-weight="bold" style:font-name-asian="LiberationSans" style:font-size-asian="14pt" style:font-weight-asian="bold" style:font-name-complex="LiberationSans" style:font-size-complex="14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Times New Roman" fo:font-size="22pt" fo:language="es" fo:country="ES" fo:font-weight="bold" style:font-name-asian="LiberationSerif" style:font-size-asian="22pt" style:font-weight-asian="bold" style:font-name-complex="LiberationSerif" style:font-size-complex="22pt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Times New Roman" fo:font-size="14pt" fo:font-weight="bold" style:font-name-asian="LiberationSerif" style:font-size-asian="14pt" style:font-weight-asian="bold" style:font-name-complex="LiberationSerif" style:font-size-complex="14pt" style:font-weight-complex="bold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Times New Roman" fo:font-size="14pt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Times New Roman" fo:font-size="12pt" fo:font-weight="normal" style:font-name-asian="LiberationSerif" style:font-size-asian="12pt" style:font-weight-asian="normal" style:font-name-complex="LiberationSerif" style:font-size-complex="12pt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2pt" fo:font-weight="normal" style:font-name-asian="LiberationSerif" style:font-size-asian="12pt" style:font-weight-asian="normal" style:font-name-complex="LiberationSerif" style:font-size-complex="12pt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NewRomanPS-BoldMT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11" style:family="paragraph" style:parent-style-name="Standard">
      <style:text-properties fo:font-size="22pt" style:font-size-asian="22pt" style:font-size-complex="22pt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2pt" style:font-name-asian="LiberationSerif" style:font-size-asian="12pt" style:font-name-complex="LiberationSerif" style:font-size-complex="12pt"/>
    </style:style>
    <style:style style:name="P13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variant="normal" fo:text-transform="none" fo:color="#000000" style:font-name="arial" fo:font-size="10.5pt" fo:letter-spacing="normal" fo:font-style="normal" fo:font-weight="normal" style:font-name-asian="LiberationSans" style:font-size-asian="14pt" style:font-weight-asian="bold" style:font-name-complex="LiberationSans" style:font-size-complex="14pt" style:font-weight-complex="bold"/>
    </style:style>
    <style:style style:name="P14" style:family="paragraph" style:parent-style-name="Standard" style:master-page-name="First_20_Page">
      <style:paragraph-properties fo:text-align="start" style:justify-single-word="false" style:page-number="auto" style:text-autospace="none"/>
      <style:text-properties fo:color="#000000" style:font-name="Times New Roman" fo:font-size="14pt" fo:language="es" fo:country="ES" fo:font-weight="bold" style:font-name-asian="LiberationSerif" style:font-size-asian="14pt" style:font-weight-asian="bold" style:font-name-complex="LiberationSerif" style:font-size-complex="14pt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4pt" fo:font-weight="bold" style:font-name-asian="LiberationSans" style:font-size-asian="14pt" style:font-weight-asian="bold" style:font-name-complex="LiberationSans" style:font-size-complex="14pt" style:font-weight-complex="bold"/>
    </style:style>
    <style:style style:name="P16" style:family="paragraph" style:parent-style-name="Standard">
      <style:paragraph-properties fo:text-align="justify" style:justify-single-word="false" style:text-autospace="none"/>
      <style:text-properties fo:color="#000000" style:font-name="Times New Roman" fo:font-size="14pt" fo:font-weight="bold" style:font-name-asian="LiberationSerif" style:font-size-asian="14pt" style:font-weight-asian="bold" style:font-name-complex="LiberationSerif" style:font-size-complex="14pt" style:font-weight-complex="bold"/>
    </style:style>
    <style:style style:name="P17" style:family="paragraph" style:parent-style-name="Standard">
      <style:paragraph-properties fo:text-align="justify" style:justify-single-word="false" style:text-autospace="none"/>
      <style:text-properties fo:color="#000000" style:font-name="Times New Roman" fo:font-size="12pt" fo:font-weight="normal" style:font-name-asian="LiberationSerif" style:font-size-asian="12pt" style:font-weight-asian="normal" style:font-name-complex="LiberationSerif" style:font-size-complex="12pt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weight="normal" style:font-name-asian="LiberationSerif" style:font-size-asian="12pt" style:font-weight-asian="normal" style:font-name-complex="LiberationSerif" style:font-size-complex="12pt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weight="normal" style:font-name-asian="LiberationSans" style:font-size-asian="12pt" style:font-weight-asian="normal" style:font-name-complex="LiberationSans" style:font-size-complex="12pt" style:font-weight-complex="normal"/>
    </style:style>
    <style:style style:name="P20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variant="normal" fo:text-transform="none" fo:color="#000000" style:font-name="Times New Roman" fo:font-size="14pt" fo:letter-spacing="normal" fo:font-style="normal" fo:font-weight="bold" style:font-name-asian="LiberationSans" style:font-size-asian="14pt" style:font-weight-asian="bold" style:font-name-complex="LiberationSans" style:font-size-complex="14pt" style:font-weight-complex="bold"/>
    </style:style>
    <style:style style:name="P21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variant="normal" fo:text-transform="none" fo:color="#000000" style:font-name="arial" fo:font-size="10.5pt" fo:letter-spacing="normal" fo:font-style="normal" fo:font-weight="normal" style:font-name-asian="LiberationSans" style:font-size-asian="14pt" style:font-weight-asian="bold" style:font-name-complex="LiberationSans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4pt" fo:font-weight="bold"/>
    </style:style>
    <style:style style:name="T3" style:family="text">
      <style:text-properties fo:font-variant="normal" fo:text-transform="none" style:text-line-through-style="none" style:text-underline-style="none" style:text-blinking="false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gráficos2" text:anchor-type="paragraph" svg:x="0.908cm" svg:y="0.559cm" svg:width="15.185cm" svg:height="7.959cm" draw:z-index="0"><draw:image xlink:href="Pictures/2000000700003B5200001F16644CF7AA.svm" xlink:type="simple" xlink:show="embed" xlink:actuate="onLoad"/></draw:frame></text:p>
      <text:p text:style-name="P9">4º Grado en ingeniería informática</text:p>
      <text:p text:style-name="P9">Informática Gráfica</text:p>
      <text:p text:style-name="P9"/>
      <text:p text:style-name="P10">Modelo articulado con OpenGL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<text:tab/><text:tab/><text:tab/><text:tab/><text:tab/><text:tab/><text:span text:style-name="T1">Francisco García Díaz</text:span></text:p>
      <text:p text:style-name="P4"><text:tab/><text:tab/><text:tab/><text:tab/><text:tab/><text:tab/><text:tab/>Jesus Rodríguez Pérez</text:p>
      <text:p text:style-name="P2"/>
      <text:p text:style-name="P2"><text:soft-page-break/>INDICE DE CONTENIDOS</text:p>
      <text:p text:style-name="P8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3">a) Algoritmo de generación del esqueleto</text:p>
          </table:table-cell>
          <table:table-cell table:style-name="Tabla17.A1" office:value-type="string">
            <text:p text:style-name="P12">Pág 3</text:p>
          </table:table-cell>
        </table:table-row>
        <table:table-row>
          <table:table-cell table:style-name="Tabla17.A1" office:value-type="string">
            <text:p text:style-name="P5">b) Estructura de datos. Jerarquia de bones y joins</text:p>
          </table:table-cell>
          <table:table-cell table:style-name="Tabla17.A1" office:value-type="string">
            <text:p text:style-name="P12">Pág 3</text:p>
          </table:table-cell>
        </table:table-row>
        <table:table-row>
          <table:table-cell table:style-name="Tabla17.A1" office:value-type="string">
            <text:p text:style-name="P5">c) Tabla de grados de libertad (DoF)</text:p>
          </table:table-cell>
          <table:table-cell table:style-name="Tabla17.A1" office:value-type="string">
            <text:p text:style-name="P12"/>
          </table:table-cell>
        </table:table-row>
        <table:table-row>
          <table:table-cell table:style-name="Tabla17.A1" office:value-type="string">
            <text:p text:style-name="P20">d) Movimiento del esqueleto. Primitivas</text:p>
          </table:table-cell>
          <table:table-cell table:style-name="Tabla17.A1" office:value-type="string">
            <text:p text:style-name="P12"/>
          </table:table-cell>
        </table:table-row>
        <table:table-row>
          <table:table-cell table:style-name="Tabla17.A1" office:value-type="string">
            <text:p text:style-name="P20">e) Limitaciones</text:p>
          </table:table-cell>
          <table:table-cell table:style-name="Tabla17.A1" office:value-type="string">
            <text:p text:style-name="P12"/>
          </table:table-cell>
        </table:table-row>
        <table:table-row>
          <table:table-cell table:style-name="Tabla17.A1" office:value-type="string">
            <text:p text:style-name="P20">f) Ejemplos: capturas de pantalla y vídeos</text:p>
          </table:table-cell>
          <table:table-cell table:style-name="Tabla17.A1" office:value-type="string">
            <text:p text:style-name="P12"/>
          </table:table-cell>
        </table:table-row>
        <table:table-row>
          <table:table-cell table:style-name="Tabla17.A1" office:value-type="string">
            <text:p text:style-name="P13"><text:span text:style-name="T2">g) Referencias</text:span></text:p>
          </table:table-cell>
          <table:table-cell table:style-name="Tabla17.A1" office:value-type="string">
            <text:p text:style-name="P12"/>
          </table:table-cell>
        </table:table-row>
        <table:table-row>
          <table:table-cell table:style-name="Tabla17.A1" office:value-type="string">
            <text:p text:style-name="P3"/>
          </table:table-cell>
          <table:table-cell table:style-name="Tabla17.A1" office:value-type="string">
            <text:p text:style-name="P12"/>
          </table:table-cell>
        </table:table-row>
        <table:table-row>
          <table:table-cell table:style-name="Tabla17.A1" office:value-type="string">
            <text:p text:style-name="P5"/>
          </table:table-cell>
          <table:table-cell table:style-name="Tabla17.A1" office:value-type="string">
            <text:p text:style-name="P12"/>
          </table:table-cell>
        </table:table-row>
        <table:table-row>
          <table:table-cell table:style-name="Tabla17.A1" office:value-type="string">
            <text:p text:style-name="P5"/>
          </table:table-cell>
          <table:table-cell table:style-name="Tabla17.A1" office:value-type="string">
            <text:p text:style-name="P12"/>
          </table:table-cell>
        </table:table-row>
        <table:table-row>
          <table:table-cell table:style-name="Tabla17.A1" office:value-type="string">
            <text:p text:style-name="P6"/>
          </table:table-cell>
          <table:table-cell table:style-name="Tabla17.A1" office:value-type="string">
            <text:p text:style-name="P12"/>
          </table:table-cell>
        </table:table-row>
        <table:table-row>
          <table:table-cell table:style-name="Tabla17.A1" office:value-type="string">
            <text:p text:style-name="P6"/>
          </table:table-cell>
          <table:table-cell table:style-name="Tabla17.A1" office:value-type="string">
            <text:p text:style-name="P12"/>
          </table:table-cell>
        </table:table-row>
        <table:table-row>
          <table:table-cell table:style-name="Tabla17.A1" office:value-type="string">
            <text:p text:style-name="P6"/>
          </table:table-cell>
          <table:table-cell table:style-name="Tabla17.A1" office:value-type="string">
            <text:p text:style-name="P12"/>
          </table:table-cell>
        </table:table-row>
        <table:table-row>
          <table:table-cell table:style-name="Tabla17.A1" office:value-type="string">
            <text:p text:style-name="P6"/>
          </table:table-cell>
          <table:table-cell table:style-name="Tabla17.A1" office:value-type="string">
            <text:p text:style-name="P12"/>
          </table:table-cell>
        </table:table-row>
        <table:table-row>
          <table:table-cell table:style-name="Tabla17.A1" office:value-type="string">
            <text:p text:style-name="P6"/>
          </table:table-cell>
          <table:table-cell table:style-name="Tabla17.A1" office:value-type="string">
            <text:p text:style-name="P12"/>
          </table:table-cell>
        </table:table-row>
        <table:table-row>
          <table:table-cell table:style-name="Tabla17.A1" office:value-type="string">
            <text:p text:style-name="P6"/>
          </table:table-cell>
          <table:table-cell table:style-name="Tabla17.A1" office:value-type="string">
            <text:p text:style-name="P12"/>
          </table:table-cell>
        </table:table-row>
        <table:table-row>
          <table:table-cell table:style-name="Tabla17.A1" office:value-type="string">
            <text:p text:style-name="P6"/>
          </table:table-cell>
          <table:table-cell table:style-name="Tabla17.A1" office:value-type="string">
            <text:p text:style-name="P12"/>
          </table:table-cell>
        </table:table-row>
        <table:table-row>
          <table:table-cell table:style-name="Tabla17.A1" office:value-type="string">
            <text:p text:style-name="P6"/>
          </table:table-cell>
          <table:table-cell table:style-name="Tabla17.A1" office:value-type="string">
            <text:p text:style-name="P12"/>
          </table:table-cell>
        </table:table-row>
        <table:table-row>
          <table:table-cell table:style-name="Tabla17.A1" office:value-type="string">
            <text:p text:style-name="P6"/>
          </table:table-cell>
          <table:table-cell table:style-name="Tabla17.A1" office:value-type="string">
            <text:p text:style-name="P12"/>
          </table:table-cell>
        </table:table-row>
        <table:table-row>
          <table:table-cell table:style-name="Tabla17.A1" office:value-type="string">
            <text:p text:style-name="P6"/>
          </table:table-cell>
          <table:table-cell table:style-name="Tabla17.A1" office:value-type="string">
            <text:p text:style-name="P12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a) Algoritmo de generación del esqueleto</text:p>
      <text:p text:style-name="P19">El esqueleto se genera a través de la función init la cual crea cada join a través de las siguientes lineas:</text:p>
      <text:p text:style-name="P19"/>
      <text:p text:style-name="P19"><text:s text:c="2"/>Vector3f pos(0,0,0);</text:p>
      <text:p text:style-name="P19"><text:s text:c="2"/>Vector3f toplimit;</text:p>
      <text:p text:style-name="P19"><text:s text:c="2"/>Vector3f botlimit;</text:p>
      <text:p text:style-name="P19"><text:s text:c="2"/>Join j(0,0,pos,toplimit,botlimit);</text:p>
      <text:p text:style-name="P19"><text:s text:c="2"/>joins.push_back(j);</text:p>
      <text:p text:style-name="P19"/>
      <text:p text:style-name="P19">Se crean 3 vectores para inicializar la posición y los limites de giro que tendrá el join y luego este join se introduce en un array de joins que son los joins que conforman nuestro esqueleto.</text:p>
      <text:p text:style-name="P19"/>
      <text:p text:style-name="P19">Para generar el esqueleto se llama a la función de dibujado dibujaEscena que se encarga de dibujar cada join. Para hacer estos dibujos se han usado dos funciones auxiliares, las que nos permiten dibujar un punto y una linea:</text:p>
      <text:p text:style-name="P19"/>
      <text:p text:style-name="P19">void punto(int j){</text:p>
      <text:p text:style-name="P19"><text:tab/>glBegin(GL_POINTS);</text:p>
      <text:p text:style-name="P19"><text:tab/><text:tab/>glVertex3f(joins[j].pos.x,joins[j].pos.y, joins[j].pos.z);</text:p>
      <text:p text:style-name="P19"><text:tab/>glEnd();</text:p>
      <text:p text:style-name="P19">}</text:p>
      <text:p text:style-name="P19"/>
      <text:p text:style-name="P19">void linea(int j){</text:p>
      <text:p text:style-name="P19"><text:tab/>glBegin(GL_LINES);</text:p>
      <text:p text:style-name="P19"><text:tab/><text:tab/>glVertex3f(joins[j].pos.x,joins[j].pos.y, joins[j].pos.z);</text:p>
      <text:p text:style-name="P19"><text:tab/><text:tab/>int r=joins[j].root;</text:p>
      <text:p text:style-name="P19"><text:tab/><text:tab/>glVertex3f(joins[r].pos.x,joins[r].pos.y, joins[r].pos.z);</text:p>
      <text:p text:style-name="P19"><text:tab/>glEnd();</text:p>
      <text:p text:style-name="P19">}</text:p>
      <text:p text:style-name="P3"/>
      <text:p text:style-name="P19">Después es tan simple como llamar a cada uno de nuestros join en la función de dibujar escena haciendo que dibuje su punto y que dibuje una linea desde si mismo hasta el nodo padre, los giros de cada join también se indicarán en esta función.</text:p>
      <text:p text:style-name="P3"/>
      <text:p text:style-name="P3"/>
      <text:p text:style-name="P16">b) Estructura de datos. Jerarquia de bones y joins</text:p>
      <text:p text:style-name="P17">Los join son una clase creada que sigue la siguiente estructura:</text:p>
      <text:p text:style-name="P17">Variables:</text:p>
      <text:p text:style-name="P17"><text:tab/>int id : Identificador del join</text:p>
      <text:p text:style-name="P17"><text:tab/>int root: Identificador del padre</text:p>
      <text:p text:style-name="P17"><text:tab/>Vector3f toplimit: Limite superior</text:p>
      <text:p text:style-name="P17"><text:tab/>Vector3f botlimit: Limite inferior</text:p>
      <text:p text:style-name="P17"><text:tab/>Vector3f angle: Angulo de giro actual </text:p>
      <text:p text:style-name="P17"><text:tab/>Vector3f pos: Posición del join</text:p>
      <text:p text:style-name="P17"/>
      <text:p text:style-name="P17">Vector3f es una clase que contiene 3 variables float.</text:p>
      <text:p text:style-name="P17"><text:soft-page-break/></text:p>
      <text:p text:style-name="P17">La jerarquia de joins es la siguiente:</text:p>
      <text:p text:style-name="P17"/>
      <text:p text:style-name="P18"><text:bookmark text:name="docs-internal-guid-38e48db9-d6ad-2e5f-e26b-3d5374809427"/><text:span text:style-name="T3"><text:s/></text:span><text:span text:style-name="T3"><draw:frame draw:style-name="fr2" draw:name="gráficos3" text:anchor-type="as-char" svg:width="6.228cm" svg:height="7.02cm" draw:z-index="1"><draw:image xlink:href="https://docs.google.com/drawings/d/sccnqICsjoiDVkwzV8daK8g/image?w=348&amp;h=405&amp;rev=76&amp;ac=1" xlink:type="simple" xlink:show="embed" xlink:actuate="onLoad"/></draw:frame></text:span><text:span text:style-name="T3"> </text:span></text:p>
      <text:p text:style-name="P17"><text:bookmark text:name="docs-internal-guid-38e48db9-d6ac-1624-b67a-34849db4e5cc"/><text:s/></text:p>
      <text:p text:style-name="P17">Cada join tendrá un identificador único que permitirá a través de una función llamarlo para ser girado. </text:p>
      <text:p text:style-name="P17"/>
      <text:p text:style-name="P17">Los identificadores están declarados como defines en el código.</text:p>
      <text:p text:style-name="P17"/>
      <text:p text:style-name="P16"/>
      <text:p text:style-name="P16">c) Tabla de grados de libertad (DoF)</text:p>
      <text:p text:style-name="P16"/>
      <text:p text:style-name="P16"/>
      <text:p text:style-name="P16"/>
      <text:p text:style-name="P20">d) Movimiento del esqueleto. Primitivas</text:p>
      <text:p text:style-name="P20"/>
      <text:p text:style-name="P20"/>
      <text:p text:style-name="P20"/>
      <text:p text:style-name="P20">e) Limitaciones</text:p>
      <text:p text:style-name="P20"/>
      <text:p text:style-name="P20"/>
      <text:p text:style-name="P20">f) Ejemplos: capturas de pantalla y vídeos</text:p>
      <text:p text:style-name="P20"/>
      <text:p text:style-name="P20"/>
      <text:p text:style-name="P13"><text:span text:style-name="T2">g) Referencias</text:span>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arial" svg:font-family="arial, helvetica, sans-serif"/>
    <style:font-face style:name="LiberationSerif" svg:font-family="LiberationSerif" style:font-family-generic="roman"/>
    <style:font-face style:name="TimesNewRomanPSMT" svg:font-family="TimesNewRomanPSMT" style:font-family-generic="roman"/>
    <style:font-face style:name="LiberationSans" svg:font-family="LiberationSans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.635cm" fo:margin-right="0cm" fo:margin-top="0.106cm" fo:margin-bottom="0cm" fo:line-height="0.388cm" fo:text-align="justify" style:justify-single-word="false" fo:text-indent="-0.635cm" style:auto-text-indent="false">
        <style:tab-stops>
          <style:tab-stop style:position="0.635cm"/>
          <style:tab-stop style:position="16.51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Title" style:family="paragraph" style:parent-style-name="Standard" style:next-style-name="Subtitle" style:class="chapter">
      <style:paragraph-properties fo:margin-top="0.423cm" fo:margin-bottom="1.27cm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yLine" style:family="paragraph" style:parent-style-name="Title">
      <style:paragraph-properties fo:margin-top="0.423cm" fo:margin-bottom="1.27cm" fo:line-height="100%" fo:text-align="end" style:justify-single-word="false"/>
      <style:text-properties fo:font-size="14pt" style:font-size-asian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_20_left">Informática Gráfica <text:s text:c="34"/><text:tab/><text:tab/>Modelo articulado con OpenGL</text:p>
      </style:header>
      <style:header-left>
        <text:p text:style-name="Header_20_left">Informática Gráfica <text:s text:c="34"/><text:tab/><text:tab/>Modelo articulado con OpenGL</text:p>
      </style:header-left>
      <style:footer>
        <text:p text:style-name="MP1"><text:page-number text:select-page="current">5</text:page-number></text:p>
      </style:footer>
      <style:footer-left>
        <text:p text:style-name="MP1"><text:page-number text:select-page="current">4</text:page-number></text:p>
      </style:footer-left>
    </style:master-page>
    <style:master-page style:name="Horizontal" style:page-layout-name="Mpm2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8:06:15.63</meta:creation-date>
    <meta:generator>OpenOffice/4.0.0$Win32 OpenOffice.org_project/400m3$Build-9702</meta:generator>
    <dc:date>2014-05-07T14:53:31.85</dc:date>
    <meta:editing-duration>P1DT1H45M47S</meta:editing-duration>
    <meta:editing-cycles>274</meta:editing-cycles>
    <dc:creator>Paco García Díaz</dc:creator>
    <meta:document-statistic meta:table-count="1" meta:image-count="2" meta:object-count="0" meta:page-count="4" meta:paragraph-count="61" meta:word-count="369" meta:character-count="2534"/>
  </office:meta>
</office:document-meta>
</file>